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Preformatted_20_Text">
      <style:paragraph-properties fo:margin-top="0cm" fo:margin-bottom="0.499cm" style:contextual-spacing="false"/>
    </style:style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Preformatted_20_Text" style:list-style-name="L8">
      <style:paragraph-properties fo:margin-top="0cm" fo:margin-bottom="0.499cm" style:contextual-spacing="false"/>
    </style:style>
    <style:style style:name="P17" style:family="paragraph" style:parent-style-name="Text_20_body" style:list-style-name="L9"/>
    <style:style style:name="P18" style:family="paragraph" style:parent-style-name="Preformatted_20_Text" style:list-style-name="L9"/>
    <style:style style:name="P19" style:family="paragraph" style:parent-style-name="Preformatted_20_Text" style:list-style-name="L9">
      <style:paragraph-properties fo:margin-top="0cm" fo:margin-bottom="0.499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Preformatted_20_Text" style:list-style-name="L11"/>
    <style:style style:name="P25" style:family="paragraph" style:parent-style-name="Preformatted_20_Text" style:list-style-name="L11">
      <style:paragraph-properties fo:margin-top="0cm" fo:margin-bottom="0.499cm" style:contextual-spacing="false"/>
    </style:style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2"/>
    <style:style style:name="P28" style:family="paragraph" style:parent-style-name="Text_20_body" style:list-style-name="L13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4"/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7">
      <style:paragraph-properties fo:margin-top="0cm" fo:margin-bottom="0cm" style:contextual-spacing="false"/>
    </style:style>
    <style:style style:name="P36" style:family="paragraph" style:parent-style-name="Text_20_body" style:list-style-name="L17"/>
    <style:style style:name="P37" style:family="paragraph" style:parent-style-name="Text_20_body" style:list-style-name="L18">
      <style:paragraph-properties fo:margin-top="0cm" fo:margin-bottom="0cm" style:contextual-spacing="false"/>
    </style:style>
    <style:style style:name="P38" style:family="paragraph" style:parent-style-name="Text_20_body" style:list-style-name="L18"/>
    <style:style style:name="P39" style:family="paragraph" style:parent-style-name="Text_20_body" style:list-style-name="L19">
      <style:paragraph-properties fo:margin-top="0cm" fo:margin-bottom="0cm" style:contextual-spacing="false"/>
    </style:style>
    <style:style style:name="P40" style:family="paragraph" style:parent-style-name="Text_20_body" style:list-style-name="L19"/>
    <style:style style:name="P41" style:family="paragraph" style:parent-style-name="Text_20_body" style:list-style-name="L20">
      <style:paragraph-properties fo:margin-top="0cm" fo:margin-bottom="0cm" style:contextual-spacing="false"/>
    </style:style>
    <style:style style:name="P42" style:family="paragraph" style:parent-style-name="Text_20_body" style:list-style-name="L20"/>
    <style:style style:name="P43" style:family="paragraph" style:parent-style-name="Text_20_body" style:list-style-name="L21">
      <style:paragraph-properties fo:margin-top="0cm" fo:margin-bottom="0cm" style:contextual-spacing="false"/>
    </style:style>
    <style:style style:name="P44" style:family="paragraph" style:parent-style-name="Text_20_body" style:list-style-name="L21"/>
    <style:style style:name="P45" style:family="paragraph" style:parent-style-name="Text_20_body" style:list-style-name="L22">
      <style:paragraph-properties fo:margin-top="0cm" fo:margin-bottom="0cm" style:contextual-spacing="false"/>
    </style:style>
    <style:style style:name="P46" style:family="paragraph" style:parent-style-name="Text_20_body" style:list-style-name="L22"/>
    <style:style style:name="P47" style:family="paragraph" style:parent-style-name="Text_20_body" style:list-style-name="L23">
      <style:paragraph-properties fo:margin-top="0cm" fo:margin-bottom="0cm" style:contextual-spacing="false"/>
    </style:style>
    <style:style style:name="P48" style:family="paragraph" style:parent-style-name="Text_20_body" style:list-style-name="L23"/>
    <style:style style:name="P49" style:family="paragraph" style:parent-style-name="Text_20_body" style:list-style-name="L24"/>
    <style:style style:name="P50" style:family="paragraph" style:parent-style-name="Preformatted_20_Text" style:list-style-name="L24"/>
    <style:style style:name="P51" style:family="paragraph" style:parent-style-name="Preformatted_20_Text" style:list-style-name="L24">
      <style:paragraph-properties fo:margin-top="0cm" fo:margin-bottom="0.499cm" style:contextual-spacing="false"/>
    </style:style>
    <style:style style:name="P52" style:family="paragraph" style:parent-style-name="Text_20_body" style:list-style-name="L25"/>
    <style:style style:name="P53" style:family="paragraph" style:parent-style-name="Preformatted_20_Text" style:list-style-name="L25"/>
    <style:style style:name="P54" style:family="paragraph" style:parent-style-name="Preformatted_20_Text" style:list-style-name="L25">
      <style:paragraph-properties fo:margin-top="0cm" fo:margin-bottom="0.499cm" style:contextual-spacing="false"/>
    </style:style>
    <style:style style:name="P55" style:family="paragraph" style:parent-style-name="Text_20_body" style:list-style-name="L26">
      <style:paragraph-properties fo:margin-top="0cm" fo:margin-bottom="0cm" style:contextual-spacing="false"/>
    </style:style>
    <style:style style:name="P56" style:family="paragraph" style:parent-style-name="Text_20_body" style:list-style-name="L26"/>
    <style:style style:name="P57" style:family="paragraph" style:parent-style-name="Text_20_body" style:list-style-name="L27">
      <style:paragraph-properties fo:margin-top="0cm" fo:margin-bottom="0cm" style:contextual-spacing="false"/>
    </style:style>
    <style:style style:name="P58" style:family="paragraph" style:parent-style-name="Text_20_body" style:list-style-name="L27"/>
    <style:style style:name="P59" style:family="paragraph" style:parent-style-name="Text_20_body" style:list-style-name="L28">
      <style:paragraph-properties fo:margin-top="0cm" fo:margin-bottom="0cm" style:contextual-spacing="false"/>
    </style:style>
    <style:style style:name="P60" style:family="paragraph" style:parent-style-name="Text_20_body" style:list-style-name="L28"/>
    <style:style style:name="P61" style:family="paragraph" style:parent-style-name="Text_20_body" style:list-style-name="L29"/>
    <style:style style:name="P62" style:family="paragraph" style:parent-style-name="Preformatted_20_Text" style:list-style-name="L29">
      <style:paragraph-properties fo:margin-top="0cm" fo:margin-bottom="0.499cm" style:contextual-spacing="false"/>
    </style:style>
    <style:style style:name="P63" style:family="paragraph" style:parent-style-name="Text_20_body" style:list-style-name="L29">
      <style:paragraph-properties fo:margin-top="0cm" fo:margin-bottom="0cm" style:contextual-spacing="false"/>
    </style:style>
    <style:style style:name="P64" style:family="paragraph" style:parent-style-name="Text_20_body" style:list-style-name="L30">
      <style:paragraph-properties fo:margin-top="0cm" fo:margin-bottom="0cm" style:contextual-spacing="false"/>
    </style:style>
    <style:style style:name="P65" style:family="paragraph" style:parent-style-name="Text_20_body" style:list-style-name="L30"/>
    <style:style style:name="P66" style:family="paragraph" style:parent-style-name="Text_20_body" style:list-style-name="L31">
      <style:paragraph-properties fo:margin-top="0cm" fo:margin-bottom="0cm" style:contextual-spacing="false"/>
    </style:style>
    <style:style style:name="P67" style:family="paragraph" style:parent-style-name="Text_20_body" style:list-style-name="L3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Кратко: из observer_demo + graph_gravity_model у тебя уже есть все куски, чтобы встроить «графовую» гравитацию в 1D‑RSL‑мир, сделать её детерминированной и оставить простор для дальнейшего поиска правил. Ниже — формальные выводы и минимальный план правок, без случайности.</text:p>
      <text:h text:style-name="Heading_20_2" text:outline-level="2">1. Что уже показал graph_gravity_model</text:h>
      <text:p text:style-name="Text_20_body">Сводка ключевых результатов из <text:span text:style-name="Source_20_Text">graph_gravity_model.pdf</text:span>:</text:p>
      <text:list text:style-name="L1">
        <text:list-item>
          <text:p text:style-name="P1">На графе с лапласианом Lϕ=−ρ и power‑law связями<text:line-break/>P(i ⁣↔ ⁣j)∝∣i−j∣−α виден степенной спад поля:</text:p>
          <text:p text:style-name="P1">ϕ(dgraph)∼dgraph−β,F(dgraph)∼dgraph−(1+β).</text:p>
        </text:list-item>
        <text:list-item>
          <text:p text:style-name="P1">Для <text:span text:style-name="Strong_20_Emphasis">геометрического расстояния</text:span> d = |i−source| на «голой» 1D‑решётке:</text:p>
          <text:list>
            <text:list-item>
              <text:p text:style-name="P2">поле ≈ константа, </text:p>
            </text:list-item>
            <text:list-item>
              <text:p text:style-name="P2">F≈0 (нет истинной дальнодействующей гравитации). </text:p>
            </text:list-item>
          </text:list>
        </text:list-item>
        <text:list-item>
          <text:p text:style-name="P1">Для power‑law графов:</text:p>
          <text:list>
            <text:list-item>
              <text:p text:style-name="P2">при некоторых α можно добиться β≈1, F∼1/dgraph2, </text:p>
            </text:list-item>
            <text:list-item>
              <text:p text:style-name="P2">эффективная спектральная размерность ds ≈ 3 → классическая 3D‑гравитация. </text:p>
            </text:list-item>
          </text:list>
        </text:list-item>
        <text:list-item>
          <text:p text:style-name="P1">Однако по d_geom (линейный индекс) в последнем измерении:</text:p>
          <text:list>
            <text:list-item>
              <text:p text:style-name="P2">F∼dgeom−0.57, </text:p>
            </text:list-item>
            <text:list-item>
              <text:p text:style-name="P1">это далеко от 1/r², разрыв ~1.4 в показателе. </text:p>
            </text:list-item>
          </text:list>
        </text:list-item>
      </text:list>
      <text:p text:style-name="Text_20_body">Вывод самого ноутбука:</text:p>
      <text:p text:style-name="Quotations">Для получения F ~ 1/r² нужен граф со спектральной размерностью d_s ≈ 3.<text:line-break/>Такой граф можно построить из 1D решётки, добавляя дальние связи по закону P(d) ~ d^(−3) (или близким).<text:line-break/>Это эквивалентно «встраиванию» 1D‑системы в эффективное 3D‑пространство через топологию связей.</text:p>
      <text:h text:style-name="Heading_20_2" text:outline-level="2">2. Как это увязать с 1D‑симулятором и OBS</text:h>
      <text:p text:style-name="Text_20_body">Из <text:span text:style-name="Source_20_Text">observer_demo.pdf</text:span>:</text:p>
      <text:list text:style-name="L2">
        <text:list-item>
          <text:p text:style-name="P3">фундаментальный 1D‑мир: </text:p>
          <text:list>
            <text:list-item>
              <text:p text:style-name="P3">RULESET_core: <text:span text:style-name="Source_20_Text">++- ↔ -++</text:span>, <text:span text:style-name="Source_20_Text">+++ → +++</text:span>, </text:p>
            </text:list-item>
            <text:list-item>
              <text:p text:style-name="P3">1D‑решётка длины N (512 или 16³ = 4096), </text:p>
            </text:list-item>
          </text:list>
        </text:list-item>
        <text:list-item>
          <text:p text:style-name="P3">Observer: </text:p>
          <text:list>
            <text:list-item>
              <text:p text:style-name="P3">проецирует 1D в 3D IFACE через MortonMapper (Z‑order), </text:p>
            </text:list-item>
            <text:list-item>
              <text:p text:style-name="P3">детектирует Ω‑циклы как частицы в IFACE (IFACEObject), </text:p>
            </text:list-item>
            <text:list-item>
              <text:p text:style-name="P4">оценивает уравнение поля, законы сохранения, время τ. </text:p>
            </text:list-item>
          </text:list>
        </text:list-item>
      </text:list>
      <text:p text:style-name="Text_20_body">Сейчас в мире:</text:p>
      <text:list text:style-name="L3">
        <text:list-item>
          <text:p text:style-name="P5">эффективная «геометрия» — линейная по индексу i (или «куб» по Morton’у без дальних рёбер), </text:p>
        </text:list-item>
        <text:list-item>
          <text:p text:style-name="P5">capacity и tension завязаны только на спин sᵢ и его локальную окружность, </text:p>
        </text:list-item>
        <text:list-item>
          <text:p text:style-name="P6"><text:soft-page-break/>φ‑поле реализуется через coarse‑ϕ_R и лаплас по 1D/решётке. </text:p>
        </text:list-item>
      </text:list>
      <text:p text:style-name="Text_20_body">Если мы хотим привести это в согласие с <text:span text:style-name="Source_20_Text">graph_gravity_model</text:span>:</text:p>
      <text:list text:style-name="L4">
        <text:list-item>
          <text:p text:style-name="P7">нам нужна <text:span text:style-name="Strong_20_Emphasis">графовая структура связей</text:span> над 1D‑индексами; </text:p>
        </text:list-item>
        <text:list-item>
          <text:p text:style-name="P7">эта структура должна быть <text:span text:style-name="Strong_20_Emphasis">детерминированной (без случайностей)</text:span> и <text:span text:style-name="Strong_20_Emphasis">с правильно заданным законом количества рёбер на расстоянии d</text:span>; </text:p>
        </text:list-item>
        <text:list-item>
          <text:p text:style-name="P7">laplacian по этому графу должен задавать φ‑поле; </text:p>
        </text:list-item>
        <text:list-item>
          <text:p text:style-name="P8">OBS должен измерять расстояния в пространстве IFACE так, чтобы видеть F~1/r². </text:p>
        </text:list-item>
      </text:list>
      <text:h text:style-name="Heading_20_2" text:outline-level="2">3. Как «вшить» power‑law граф без случайности</text:h>
      <text:p text:style-name="Text_20_body">Ты отметил:</text:p>
      <text:p text:style-name="Quotations">Никаких случайных связей в графе не должно быть — весь процесс строго детерминирован.</text:p>
      <text:p text:style-name="Text_20_body">Это не проблема. Power‑law граф можно сделать <text:span text:style-name="Strong_20_Emphasis">конструктивным</text:span>, не вероятностным:</text:p>
      <text:h text:style-name="Heading_20_3" text:outline-level="3">3.1. Детерминированное правило связей</text:h>
      <text:p text:style-name="Text_20_body">Вместо «с вероятностью P(d)» задаём <text:span text:style-name="Strong_20_Emphasis">число рёбер на расстоянии d</text:span> по закону:</text:p>
      <text:list text:style-name="L5">
        <text:list-item>
          <text:p text:style-name="P9">nedges(d)∝d−k (k≈1 или k≈(something), в твоём анализе фигурирует α=2,3; точное значение подберём по теории d_s),</text:p>
        </text:list-item>
        <text:list-item>
          <text:p text:style-name="P9">но выбираем константами:</text:p>
          <text:p text:style-name="P9">Например:</text:p>
          <text:list>
            <text:list-item>
              <text:p text:style-name="P10">для каждого узла i: </text:p>
              <text:list>
                <text:list-item>
                  <text:p text:style-name="P10">для каждого расстояния d в [1, d_max]: </text:p>
                  <text:list>
                    <text:list-item>
                      <text:p text:style-name="P9">если ⌊c/dk⌋≥1, добавляем связь с узлом (i+d) mod N. 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Код‑скетч:</text:p>
      <text:p text:style-name="Preformatted_20_Text"><text:span text:style-name="Source_20_Text">def build_powerlaw_graph(N, k=2, c=1.0, d_max=None):</text:span></text:p>
      <text:p text:style-name="Preformatted_20_Text"><text:span text:style-name="Source_20_Text"><text:s text:c="4"/>if d_max is None:</text:span></text:p>
      <text:p text:style-name="Preformatted_20_Text"><text:span text:style-name="Source_20_Text"><text:s text:c="8"/>d_max = N//2</text:span></text:p>
      <text:p text:style-name="Preformatted_20_Text"><text:span text:style-name="Source_20_Text"><text:s text:c="4"/>edges = set()</text:span></text:p>
      <text:p text:style-name="Preformatted_20_Text"><text:span text:style-name="Source_20_Text"><text:s text:c="4"/>for i in range(N):</text:span></text:p>
      <text:p text:style-name="Preformatted_20_Text"><text:span text:style-name="Source_20_Text"><text:s text:c="8"/>for d in range(1, d_max+1):</text:span></text:p>
      <text:p text:style-name="Preformatted_20_Text"><text:span text:style-name="Source_20_Text"><text:s text:c="12"/># детерминированное правило: число рёбер ~ c/d^k</text:span></text:p>
      <text:p text:style-name="Preformatted_20_Text"><text:span text:style-name="Source_20_Text"><text:s text:c="12"/>num_edges = int(c / (d**k))</text:span></text:p>
      <text:p text:style-name="Preformatted_20_Text"><text:span text:style-name="Source_20_Text"><text:s text:c="12"/>if num_edges &gt;= 1:</text:span></text:p>
      <text:p text:style-name="Preformatted_20_Text"><text:span text:style-name="Source_20_Text"><text:s text:c="16"/>j = (i + d) % N</text:span></text:p>
      <text:p text:style-name="Preformatted_20_Text"><text:span text:style-name="Source_20_Text"><text:s text:c="16"/>edges.add(tuple(sorted((i,j))))</text:span></text:p>
      <text:p text:style-name="P11"><text:span text:style-name="Source_20_Text"><text:s text:c="4"/>return edges</text:span></text:p>
      <text:list text:style-name="L6">
        <text:list-item>
          <text:p text:style-name="P12">Можно добавить shift/phase, чтобы избежать избыточной симметрии. </text:p>
        </text:list-item>
        <text:list-item>
          <text:p text:style-name="P13">Если требуется ровно один edge на расстояние d на весь граф, задаёшь итерацию по d и равномерно распределяешь по i. </text:p>
        </text:list-item>
      </text:list>
      <text:p text:style-name="Text_20_body">Главное: никакого randomness — всё детерминировано.</text:p>
      <text:h text:style-name="Heading_20_3" text:outline-level="3"><text:soft-page-break/>3.2. Связь с α=2/3 из tетради</text:h>
      <text:p text:style-name="Text_20_body">Ты численно и теоретически показал, что:</text:p>
      <text:list text:style-name="L7">
        <text:list-item>
          <text:p text:style-name="P14">для некоторого α (2 или 3, в разных формулах) power‑law связи дают d_s≈3. </text:p>
        </text:list-item>
      </text:list>
      <text:p text:style-name="Text_20_body">Сейчас важно только:</text:p>
      <text:list text:style-name="L8">
        <text:list-item>
          <text:p text:style-name="P15">зафиксировать <text:span text:style-name="Strong_20_Emphasis">один конкретный закон</text:span>, например:</text:p>
          <text:p text:style-name="P16"><text:span text:style-name="Source_20_Text">P_эффективных связей(d) ~ 1/d^2</text:span></text:p>
        </text:list-item>
        <text:list-item>
          <text:p text:style-name="P15">и реализовать его детерминированно, как выше.</text:p>
        </text:list-item>
      </text:list>
      <text:h text:style-name="Heading_20_2" text:outline-level="2">4. Встраиваем граф в φ‑слой (поле)</text:h>
      <text:p text:style-name="Text_20_body">Сейчас φ‑поле у тебя определяется через 1D лаплас и coarse‑ϕ_R. Нужно:</text:p>
      <text:list text:style-name="L9">
        <text:list-item>
          <text:p text:style-name="P17">Расширить World:</text:p>
          <text:p text:style-name="P18"><text:span text:style-name="Source_20_Text">class World:</text:span></text:p>
          <text:p text:style-name="P18"><text:span text:style-name="Source_20_Text"><text:s text:c="4"/>def __init__(self, N, ruleset, graph_edges):</text:span></text:p>
          <text:p text:style-name="P18"><text:span text:style-name="Source_20_Text"><text:s text:c="8"/>self.N = N</text:span></text:p>
          <text:p text:style-name="P18"><text:span text:style-name="Source_20_Text"><text:s text:c="8"/>self.s = np.ones(N, dtype=int)</text:span></text:p>
          <text:p text:style-name="P18"><text:span text:style-name="Source_20_Text"><text:s text:c="8"/>self.ruleset = ruleset</text:span></text:p>
          <text:p text:style-name="P18"><text:span text:style-name="Source_20_Text"><text:s text:c="8"/>self.graph_edges = graph_edges <text:s/># список рёбер (i,j)</text:span></text:p>
          <text:p text:style-name="P18"><text:span text:style-name="Source_20_Text"><text:s text:c="8"/>self.phi = np.zeros(N, dtype=float) <text:s/># полевой слой</text:span></text:p>
          <text:p text:style-name="P19"><text:span text:style-name="Source_20_Text"><text:s text:c="8"/>...</text:span></text:p>
        </text:list-item>
        <text:list-item>
          <text:p text:style-name="P17">Ввести лаплас на графе G:</text:p>
          <text:p text:style-name="P17">Для каждого узла i:</text:p>
          <text:p text:style-name="P18"><text:span text:style-name="Source_20_Text">neighbors = [j for (u,j) in edges if u==i] + [u for (u,j) in edges if j==i]</text:span></text:p>
          <text:p text:style-name="P19"><text:span text:style-name="Source_20_Text">lap_phi[i] = sum(phi[j] - phi[i] for j in neighbors)</text:span></text:p>
        </text:list-item>
        <text:list-item>
          <text:p text:style-name="P17">Обновление φ по дискретному уравнению:</text:p>
          <text:p text:style-name="P18"><text:span text:style-name="Source_20_Text">def update_phi(world):</text:span></text:p>
          <text:p text:style-name="P18"><text:span text:style-name="Source_20_Text"><text:s text:c="4"/># φ(t+1) = φ(t) + α * Lφ + β * source(s)</text:span></text:p>
          <text:p text:style-name="P18"><text:span text:style-name="Source_20_Text"><text:s text:c="4"/>L_phi = np.zeros_like(world.phi)</text:span></text:p>
          <text:p text:style-name="P18"><text:span text:style-name="Source_20_Text"><text:s text:c="4"/>for (i,j) in world.graph_edges:</text:span></text:p>
          <text:p text:style-name="P18"><text:span text:style-name="Source_20_Text"><text:s text:c="8"/>L_phi[i] += world.phi[j] - world.phi[i]</text:span></text:p>
          <text:p text:style-name="P18"><text:span text:style-name="Source_20_Text"><text:s text:c="8"/>L_phi[j] += world.phi[i] - world.phi[j]</text:span></text:p>
          <text:p text:style-name="P18"><text:span text:style-name="Source_20_Text"><text:s text:c="4"/>rho = compute_source_from_spins(world.s) <text:s/># например, суммарный defect density</text:span></text:p>
          <text:p text:style-name="P19"><text:span text:style-name="Source_20_Text"><text:s text:c="4"/>world.phi += alpha * L_phi + beta * rho</text:span></text:p>
        </text:list-item>
      </text:list>
      <text:p text:style-name="Text_20_body">Так ты получишь <text:span text:style-name="Strong_20_Emphasis">laplacian‑динамику φ на power‑law графе</text:span>.</text:p>
      <text:h text:style-name="Heading_20_2" text:outline-level="2">5. IFACE‑координаты: через embedding, а не через линейный index</text:h>
      <text:p text:style-name="Text_20_body">Самый важный момент: чтобы OBS <text:span text:style-name="Strong_20_Emphasis">видел F~1/r²</text:span>, его notion of «distance» должна соответствовать <text:span text:style-name="Strong_20_Emphasis">графовой геометрии</text:span>, а не просто |i−j|.</text:p>
      <text:p text:style-name="Text_20_body">Решение:</text:p>
      <text:list text:style-name="L10">
        <text:list-item>
          <text:p text:style-name="P20"><text:soft-page-break/>вместо прямого MortonMapping(i→(x,y,z)) по индексу i, <text:span text:style-name="Strong_20_Emphasis">строить embedding узлов графа в R³</text:span>, чтобы:</text:p>
          <text:list>
            <text:list-item>
              <text:p text:style-name="P21">расстояние в IFACE r_obs(i,j) ≈ d_graph(i,j), или </text:p>
            </text:list-item>
            <text:list-item>
              <text:p text:style-name="P20">по крайней мере так, чтобы лаплас на графе выглядел как обычный лаплас в 3D. </text:p>
            </text:list-item>
          </text:list>
        </text:list-item>
      </text:list>
      <text:h text:style-name="Heading_20_3" text:outline-level="3">5.1. Спектральный embedding</text:h>
      <text:p text:style-name="Text_20_body">Стандартная техника:</text:p>
      <text:list text:style-name="L11">
        <text:list-item>
          <text:p text:style-name="P22">Собираем лапласиан матрицу L графа G (N×N):</text:p>
          <text:list>
            <text:list-item>
              <text:p text:style-name="P23">Lᵢᵢ = degree(i), </text:p>
            </text:list-item>
            <text:list-item>
              <text:p text:style-name="P23">Lᵢⱼ = −1, если (i,j) — ребро, </text:p>
            </text:list-item>
            <text:list-item>
              <text:p text:style-name="P23">Lᵢⱼ = 0 иначе. </text:p>
            </text:list-item>
          </text:list>
        </text:list-item>
        <text:list-item>
          <text:p text:style-name="P22">Находим 3 наименьших <text:span text:style-name="Emphasis">ненулевых</text:span> собственных вектора L:</text:p>
          <text:p text:style-name="P24"><text:span text:style-name="Source_20_Text">vals, vecs = np.linalg.eigh(L)</text:span></text:p>
          <text:p text:style-name="P24"><text:span text:style-name="Source_20_Text"># пропускаем нулевой eigenvector (const), берём следующие 3</text:span></text:p>
          <text:p text:style-name="P24"><text:span text:style-name="Source_20_Text">idxs = [1,2,3]</text:span></text:p>
          <text:p text:style-name="P25"><text:span text:style-name="Source_20_Text">X = vecs[:, idxs] <text:s/># shape (N,3)</text:span></text:p>
        </text:list-item>
        <text:list-item>
          <text:p text:style-name="P22">Для узла i:</text:p>
          <text:p text:style-name="P25"><text:span text:style-name="Source_20_Text">x_i, y_i, z_i = X[i,:]</text:span></text:p>
        </text:list-item>
      </text:list>
      <text:p text:style-name="Text_20_body">Это embedding G в R³, сохраняющий (в среднем) структуру d_graph.</text:p>
      <text:p text:style-name="Text_20_body">Дальше:</text:p>
      <text:list text:style-name="L12">
        <text:list-item>
          <text:p text:style-name="P26">IFACEObject.pos = (x_i, y_i, z_i), </text:p>
        </text:list-item>
        <text:list-item>
          <text:p text:style-name="P27">OBS считает расстояния и ускорения именно в этом пространстве. </text:p>
        </text:list-item>
      </text:list>
      <text:p text:style-name="Text_20_body">Результат:</text:p>
      <text:list text:style-name="L13">
        <text:list-item>
          <text:p text:style-name="P28">если φ на графе имеет φ~1/d_graph, то в таком embedding’е OBS будет видеть φ(r) ≈ 1/r, F(r) ≈ 1/r². </text:p>
        </text:list-item>
      </text:list>
      <text:p text:style-name="Text_20_body">Это ровно то, что тебе нужно: <text:span text:style-name="Strong_20_Emphasis">OBS видит 3D‑гравитацию, хотя субстрат 1D</text:span>.</text:p>
      <text:h text:style-name="Heading_20_2" text:outline-level="2">6. Совместимость с «поиском миров»</text:h>
      <text:p text:style-name="Text_20_body">Ты хочешь сохранить общность по отношению к поиску правил миров:</text:p>
      <text:list text:style-name="L14">
        <text:list-item>
          <text:p text:style-name="P29">не зашить «один конкретный граф» навсегда, </text:p>
        </text:list-item>
        <text:list-item>
          <text:p text:style-name="P30">а использовать аналитическое условие d_s=3 как конструктор. </text:p>
        </text:list-item>
      </text:list>
      <text:p text:style-name="Text_20_body">Решение:</text:p>
      <text:list text:style-name="L15">
        <text:list-item>
          <text:p text:style-name="P31">На «слое геометрии» у тебя есть параметр α (или k в n_edges(d)~d^{-k}).</text:p>
        </text:list-item>
        <text:list-item>
          <text:p text:style-name="P31">По теории спектральной размерности (и твоим численным данным) ты можешь <text:span text:style-name="Strong_20_Emphasis">вычислить α</text:span>, при котором d_s≈3.</text:p>
        </text:list-item>
        <text:list-item>
          <text:p text:style-name="P31">Это <text:span text:style-name="Strong_20_Emphasis">аналитический конструктор</text:span>:</text:p>
          <text:list>
            <text:list-item>
              <text:p text:style-name="P32"><text:soft-page-break/>для любой длины N и любого требуемого d_s ты можешь построить power‑law граф G(α,N), детерминированно, </text:p>
            </text:list-item>
            <text:list-item>
              <text:p text:style-name="P32">и know, что laplacian на G даёт φ~1/r и F~1/r² в графовой метрике. </text:p>
            </text:list-item>
          </text:list>
        </text:list-item>
        <text:list-item>
          <text:p text:style-name="P31">Тогда твой «поиск миров» в пространстве RULESET остаётся максимально общим:</text:p>
          <text:list>
            <text:list-item>
              <text:p text:style-name="P32">на фундаментальной стороне ты варьируешь только спиновые правила (и возможно coupling к φ), </text:p>
            </text:list-item>
            <text:list-item>
              <text:p text:style-name="P32">геометрию графа φ‑поля задаёшь аналитически, а не через GA, </text:p>
            </text:list-item>
            <text:list-item>
              <text:p text:style-name="P31">OBSFitness оценивает, насколько хорошо OBS извлекает F~1/r² и прочие законы. </text:p>
            </text:list-item>
          </text:list>
        </text:list-item>
      </text:list>
      <text:h text:style-name="Heading_20_2" text:outline-level="2">7. Выводы и минимальные правки</text:h>
      <text:p text:style-name="Text_20_body">На основе <text:span text:style-name="Source_20_Text">observer_demo.pdf</text:span> и <text:span text:style-name="Source_20_Text">graph_gravity_model.pdf</text:span> можно сделать следующие практические выводы:</text:p>
      <text:list text:style-name="L16">
        <text:list-item>
          <text:p text:style-name="P33"><text:span text:style-name="Strong_20_Emphasis">SM‑правила ++- ↔ -++ действительно оптимальны</text:span> (через ILP) среди локальных обратимых правил длины 3 с сохранением заряда. Оставляем их как фундаментальный «материальный» слой.</text:p>
        </text:list-item>
        <text:list-item>
          <text:p text:style-name="P33">Чтобы получить 1/r²‑гравитацию:</text:p>
          <text:list>
            <text:list-item>
              <text:p text:style-name="P34">нужно изменить <text:span text:style-name="Strong_20_Emphasis">полевую/геометрическую структуру</text:span>, а не спиновые правила: </text:p>
              <text:list>
                <text:list-item>
                  <text:p text:style-name="P34">добавить power‑law граф G поверх 1D (детерминированно), </text:p>
                </text:list-item>
                <text:list-item>
                  <text:p text:style-name="P34">обновлять φ по лапласу на G, </text:p>
                </text:list-item>
                <text:list-item>
                  <text:p text:style-name="P34">интерпретировать φ как гравпотенциал. </text:p>
                </text:list-item>
              </text:list>
            </text:list-item>
          </text:list>
        </text:list-item>
        <text:list-item>
          <text:p text:style-name="P33">Чтобы OBS <text:span text:style-name="Strong_20_Emphasis">видел</text:span> 1/r² в IFACE:</text:p>
          <text:list>
            <text:list-item>
              <text:p text:style-name="P34">IFACE‑координаты должны быть не просто Morton(i), а графовый embedding (спектральный, MDS и т.п.), </text:p>
            </text:list-item>
            <text:list-item>
              <text:p text:style-name="P34">так, чтобы r_obs ≈ d_graph, тогда φ(r_obs)~1/r_obs, F(r_obs)~1/r_obs². </text:p>
            </text:list-item>
          </text:list>
        </text:list-item>
        <text:list-item>
          <text:p text:style-name="P33">Это полностью детерминированный конструктор:</text:p>
          <text:list>
            <text:list-item>
              <text:p text:style-name="P34">никаких случайных связей; </text:p>
            </text:list-item>
            <text:list-item>
              <text:p text:style-name="P34">весь граф строится по фиксированной формуле (α, N, n_edges(d)); </text:p>
            </text:list-item>
            <text:list-item>
              <text:p text:style-name="P34">лаплас и embedding вычисляются из этого графа. </text:p>
            </text:list-item>
          </text:list>
        </text:list-item>
        <text:list-item>
          <text:p text:style-name="P33">При этом:</text:p>
          <text:list>
            <text:list-item>
              <text:p text:style-name="P34">пространство возможных миров остаётся широким на уровне RULESET по s (спиновые правила, Ω‑зоопарк), </text:p>
            </text:list-item>
            <text:list-item>
              <text:p text:style-name="P34">а геометрия φ‑поля задаётся семейством G(α), которое ты можешь либо: </text:p>
              <text:list>
                <text:list-item>
                  <text:p text:style-name="P34">подбирать аналитически (через d_s), </text:p>
                </text:list-item>
                <text:list-item>
                  <text:p text:style-name="P33">либо включить в поисковое пространство (но уже сильно структурированное). </text:p>
                </text:list-item>
              </text:list>
            </text:list-item>
          </text:list>
        </text:list-item>
      </text:list>
      <text:p text:style-name="Text_20_body">Если дальше хочешь, можем:</text:p>
      <text:list text:style-name="L17">
        <text:list-item>
          <text:p text:style-name="P35">расписать точный интерфейс <text:span text:style-name="Source_20_Text">World</text:span>/<text:span text:style-name="Source_20_Text">Observer</text:span> с графовой структурой (список рёбер, laplacian update, спектральный embedding), </text:p>
        </text:list-item>
        <text:list-item>
          <text:p text:style-name="P36">или перейти к тому, как OBSFitness должен учитывать «гравитационный блок» (корреляция a vs −∇φ) в новой, графовой модели. </text:p>
        </text:list-item>
      </text:list>
      <text:p text:style-name="Text_20_body"><text:soft-page-break/>Ниже разобью ответ на две части, как вы просили:</text:p>
      <text:list text:style-name="L18">
        <text:list-item>
          <text:p text:style-name="P37">Точный интерфейс <text:span text:style-name="Source_20_Text">World</text:span> / <text:span text:style-name="Source_20_Text">Observer</text:span> с: </text:p>
          <text:list>
            <text:list-item>
              <text:p text:style-name="P37">явной графовой структурой рёбер, </text:p>
            </text:list-item>
            <text:list-item>
              <text:p text:style-name="P37">лапласианом для φ‑поля, </text:p>
            </text:list-item>
            <text:list-item>
              <text:p text:style-name="P37">спектральным embedding для IFACE‑координат. </text:p>
            </text:list-item>
          </text:list>
        </text:list-item>
        <text:list-item>
          <text:p text:style-name="P38">Как OBSFitness должен учитывать «гравитационный блок» (корреляция a vs −∇φ) в этой графовой модели. </text:p>
        </text:list-item>
      </text:list>
      <text:p text:style-name="Text_20_body">Ориентируюсь на уже реализованные структуры в <text:a xlink:type="simple" xlink:href="https://app.giz.ai/files/icbf5ovYevO1wx3XndAn" text:style-name="Internet_20_link" text:visited-style-name="Visited_20_Internet_20_Link">observer_demo.pdf</text:a>: <text:span text:style-name="Source_20_Text">World.step()</text:span>, <text:span text:style-name="Source_20_Text">GlobalObserver</text:span>, <text:span text:style-name="Source_20_Text">IFACEState</text:span>, <text:span text:style-name="Source_20_Text">SemanticState</text:span>, <text:span text:style-name="Source_20_Text">OBSFitness</text:span>.</text:p>
      <text:h text:style-name="Heading_20_2" text:outline-level="2">1. Интерфейс <text:span text:style-name="Source_20_Text">World</text:span> / <text:span text:style-name="Source_20_Text">Observer</text:span> с графовой структурой</text:h>
      <text:p text:style-name="Text_20_body">Идея:</text:p>
      <text:list text:style-name="L19">
        <text:list-item>
          <text:p text:style-name="P39">фундаментальный мир остаётся 1D‑решёткой спинов <text:span text:style-name="Source_20_Text">s[i] ∈ {+1,−1}</text:span> с SM‑правилами <text:span text:style-name="Source_20_Text">++- ↔ -++</text:span>, <text:span text:style-name="Source_20_Text">+++→+++</text:span> (как уже у вас); </text:p>
        </text:list-item>
        <text:list-item>
          <text:p text:style-name="P39">поверх 1D‑индексов вводим <text:span text:style-name="Strong_20_Emphasis">граф G</text:span> с рёбрами <text:span text:style-name="Source_20_Text">edges = {(i,j)}</text:span>, построенный детерминированно по power‑law (без случайностей); </text:p>
        </text:list-item>
        <text:list-item>
          <text:p text:style-name="P39">по этому графу эволюционирует скалярное поле <text:span text:style-name="Source_20_Text">φ[i]</text:span> (гравпотенциал), через лапласиан Lφ; </text:p>
        </text:list-item>
        <text:list-item>
          <text:p text:style-name="P39">OBS строит IFACE‑координаты не по линейному индексу и не по чистому Morton, а по <text:span text:style-name="Strong_20_Emphasis">спектральному embedding’у</text:span> графа в ℝ³, чтобы r_obs≈d_graph; </text:p>
        </text:list-item>
        <text:list-item>
          <text:p text:style-name="P40">в этом embedding’е OBS измеряет ускорения Ω‑частиц и градиенты φ, и использует их в OBSFitness. </text:p>
        </text:list-item>
      </text:list>
      <text:h text:style-name="Heading_20_3" text:outline-level="3">1.1. World: состояние и шаг эволюции</text:h>
      <text:p text:style-name="Text_20_body">Расширим World:</text:p>
      <text:p text:style-name="Preformatted_20_Text"><text:span text:style-name="Source_20_Text">import numpy as np</text:span></text:p>
      <text:p text:style-name="Preformatted_20_Text"><text:span text:style-name="Source_20_Text">from dataclasses import dataclass</text:span></text:p>
      <text:p text:style-name="Preformatted_20_Text"><text:span text:style-name="Source_20_Text">from typing import List, Tuple</text:span></text:p>
      <text:p text:style-name="Preformatted_20_Text"/>
      <text:p text:style-name="Preformatted_20_Text"><text:span text:style-name="Source_20_Text">@dataclass</text:span></text:p>
      <text:p text:style-name="Preformatted_20_Text"><text:span text:style-name="Source_20_Text">class WorldConfig:</text:span></text:p>
      <text:p text:style-name="Preformatted_20_Text"><text:span text:style-name="Source_20_Text"><text:s text:c="4"/>N: int <text:s text:c="16"/># размер 1D решётки</text:span></text:p>
      <text:p text:style-name="Preformatted_20_Text"><text:span text:style-name="Source_20_Text"><text:s text:c="4"/>graph_edges: List[Tuple[int,int]] <text:s/># список рёбер графа G</text:span></text:p>
      <text:p text:style-name="Preformatted_20_Text"><text:span text:style-name="Source_20_Text"><text:s text:c="4"/>alpha_phi: float = 0.1 # шаг для лаплассиана</text:span></text:p>
      <text:p text:style-name="Preformatted_20_Text"><text:span text:style-name="Source_20_Text"><text:s text:c="4"/>beta_source: float = 0.01 <text:s/># вес источника от спинов</text:span></text:p>
      <text:p text:style-name="Preformatted_20_Text"/>
      <text:p text:style-name="Preformatted_20_Text"/>
      <text:p text:style-name="Preformatted_20_Text"><text:span text:style-name="Source_20_Text">class World:</text:span></text:p>
      <text:p text:style-name="Preformatted_20_Text"><text:span text:style-name="Source_20_Text"><text:s text:c="4"/>def __init__(self, config: WorldConfig, ruleset):</text:span></text:p>
      <text:p text:style-name="Preformatted_20_Text"><text:span text:style-name="Source_20_Text"><text:s text:c="8"/>self.cfg = config</text:span></text:p>
      <text:p text:style-name="Preformatted_20_Text"><text:span text:style-name="Source_20_Text"><text:s text:c="8"/>self.N = config.N</text:span></text:p>
      <text:p text:style-name="Preformatted_20_Text"><text:span text:style-name="Source_20_Text"><text:s text:c="8"/>self.ruleset = ruleset</text:span></text:p>
      <text:p text:style-name="Preformatted_20_Text"/>
      <text:p text:style-name="Preformatted_20_Text"><text:span text:style-name="Source_20_Text"><text:s text:c="8"/># Спиновый слой (материя)</text:span></text:p>
      <text:p text:style-name="Preformatted_20_Text"><text:span text:style-name="Source_20_Text"><text:s text:c="8"/>self.s = np.ones(self.N, dtype=int) <text:s/># +1 вакуум</text:span></text:p>
      <text:p text:style-name="Preformatted_20_Text"><text:span text:style-name="Source_20_Text"><text:s text:c="8"/># Можно инициализировать случайно, как в observer_demo:</text:span></text:p>
      <text:p text:style-name="Preformatted_20_Text"><text:span text:style-name="Source_20_Text"><text:s text:c="8"/># self.s = np.random.choice([-1,1], size=N, p=[0.05,0.95])</text:span></text:p>
      <text:p text:style-name="Preformatted_20_Text"/>
      <text:p text:style-name="Preformatted_20_Text"><text:span text:style-name="Source_20_Text"><text:s text:c="8"/># Полевой слой (гравпотенциал φ)</text:span></text:p>
      <text:p text:style-name="Preformatted_20_Text"><text:soft-page-break/><text:span text:style-name="Source_20_Text"><text:s text:c="8"/>self.phi = np.zeros(self.N, dtype=float)</text:span></text:p>
      <text:p text:style-name="Preformatted_20_Text"/>
      <text:p text:style-name="Preformatted_20_Text"><text:span text:style-name="Source_20_Text"><text:s text:c="8"/># Предварительно построить структуру соседей для графа G</text:span></text:p>
      <text:p text:style-name="Preformatted_20_Text"><text:span text:style-name="Source_20_Text"><text:s text:c="8"/>self.neighbors = [[] for _ in range(self.N)]</text:span></text:p>
      <text:p text:style-name="Preformatted_20_Text"><text:span text:style-name="Source_20_Text"><text:s text:c="8"/>for i,j in self.cfg.graph_edges:</text:span></text:p>
      <text:p text:style-name="Preformatted_20_Text"><text:span text:style-name="Source_20_Text"><text:s text:c="12"/>self.neighbors[i].append(j)</text:span></text:p>
      <text:p text:style-name="Preformatted_20_Text"><text:span text:style-name="Source_20_Text"><text:s text:c="12"/>self.neighbors[j].append(i)</text:span></text:p>
      <text:p text:style-name="Preformatted_20_Text"/>
      <text:p text:style-name="Preformatted_20_Text"><text:span text:style-name="Source_20_Text"><text:s text:c="8"/># Кеш для Ω-циклов и других метрик, если нужно</text:span></text:p>
      <text:p text:style-name="Preformatted_20_Text"><text:span text:style-name="Source_20_Text"><text:s text:c="8"/>self.omega_catalog = []</text:span></text:p>
      <text:p text:style-name="Preformatted_20_Text"><text:span text:style-name="Source_20_Text"><text:s text:c="8"/>self.t = 0 <text:s/># шаг времени</text:span></text:p>
      <text:p text:style-name="Preformatted_20_Text"/>
      <text:p text:style-name="Preformatted_20_Text"><text:span text:style-name="Source_20_Text"><text:s text:c="4"/>def step_spins(self):</text:span></text:p>
      <text:p text:style-name="Preformatted_20_Text"><text:span text:style-name="Source_20_Text"><text:s text:c="8"/>"""</text:span></text:p>
      <text:p text:style-name="Preformatted_20_Text"><text:span text:style-name="Source_20_Text"><text:s text:c="8"/>Обновление спинов s[i] по RULESET_core (SM-правила) —</text:span></text:p>
      <text:p text:style-name="Preformatted_20_Text"><text:span text:style-name="Source_20_Text"><text:s text:c="8"/>ваш уже реализованный EvolutionEngine.step().</text:span></text:p>
      <text:p text:style-name="Preformatted_20_Text"><text:span text:style-name="Source_20_Text"><text:s text:c="8"/>"""</text:span></text:p>
      <text:p text:style-name="Preformatted_20_Text"><text:span text:style-name="Source_20_Text"><text:s text:c="8"/># Здесь можно использовать существующий EvolutionEngine,</text:span></text:p>
      <text:p text:style-name="Preformatted_20_Text"><text:span text:style-name="Source_20_Text"><text:s text:c="8"/># который работает поверх self.s как state.sites.</text:span></text:p>
      <text:p text:style-name="Preformatted_20_Text"><text:span text:style-name="Source_20_Text"><text:s text:c="8"/># Для скелета просто оставим вызов внешнего объекта:</text:span></text:p>
      <text:p text:style-name="Preformatted_20_Text"><text:span text:style-name="Source_20_Text"><text:s text:c="8"/>self.s = apply_spin_rules(self.s, self.ruleset)</text:span></text:p>
      <text:p text:style-name="Preformatted_20_Text"/>
      <text:p text:style-name="Preformatted_20_Text"><text:span text:style-name="Source_20_Text"><text:s text:c="4"/>def step_phi(self):</text:span></text:p>
      <text:p text:style-name="Preformatted_20_Text"><text:span text:style-name="Source_20_Text"><text:s text:c="8"/>"""</text:span></text:p>
      <text:p text:style-name="Preformatted_20_Text"><text:span text:style-name="Source_20_Text"><text:s text:c="8"/>Обновление поля φ по лапласу на графе: φ_{t+1} = φ_t + α Lφ + β ρ(s).</text:span></text:p>
      <text:p text:style-name="Preformatted_20_Text"><text:span text:style-name="Source_20_Text"><text:s text:c="8"/>"""</text:span></text:p>
      <text:p text:style-name="Preformatted_20_Text"><text:span text:style-name="Source_20_Text"><text:s text:c="8"/>N = self.N</text:span></text:p>
      <text:p text:style-name="Preformatted_20_Text"><text:span text:style-name="Source_20_Text"><text:s text:c="8"/>alpha = self.cfg.alpha_phi</text:span></text:p>
      <text:p text:style-name="Preformatted_20_Text"><text:span text:style-name="Source_20_Text"><text:s text:c="8"/>beta <text:s/>= self.cfg.beta_source</text:span></text:p>
      <text:p text:style-name="Preformatted_20_Text"/>
      <text:p text:style-name="Preformatted_20_Text"><text:span text:style-name="Source_20_Text"><text:s text:c="8"/># Лаплассиан Lφ</text:span></text:p>
      <text:p text:style-name="Preformatted_20_Text"><text:span text:style-name="Source_20_Text"><text:s text:c="8"/>L_phi = np.zeros_like(self.phi)</text:span></text:p>
      <text:p text:style-name="Preformatted_20_Text"><text:span text:style-name="Source_20_Text"><text:s text:c="8"/>for i in range(N):</text:span></text:p>
      <text:p text:style-name="Preformatted_20_Text"><text:span text:style-name="Source_20_Text"><text:s text:c="12"/># deg(i) = len(neighbors[i])</text:span></text:p>
      <text:p text:style-name="Preformatted_20_Text"><text:span text:style-name="Source_20_Text"><text:s text:c="12"/>for j in self.neighbors[i]:</text:span></text:p>
      <text:p text:style-name="Preformatted_20_Text"><text:span text:style-name="Source_20_Text"><text:s text:c="16"/>L_phi[i] += (self.phi[j] - self.phi[i])</text:span></text:p>
      <text:p text:style-name="Preformatted_20_Text"/>
      <text:p text:style-name="Preformatted_20_Text"><text:span text:style-name="Source_20_Text"><text:s text:c="8"/># Источник от спинов (дефекты как источники)</text:span></text:p>
      <text:p text:style-name="Preformatted_20_Text"><text:span text:style-name="Source_20_Text"><text:s text:c="8"/># Простейший вариант: ρ_i(s) = s_i (или s_i-1 и т.п.)</text:span></text:p>
      <text:p text:style-name="Preformatted_20_Text"><text:span text:style-name="Source_20_Text"><text:s text:c="8"/>rho = self.s.astype(float) <text:s/># можно взять np.where(s==-1, 1.0, 0.0) и т.п.</text:span></text:p>
      <text:p text:style-name="Preformatted_20_Text"/>
      <text:p text:style-name="Preformatted_20_Text"><text:span text:style-name="Source_20_Text"><text:s text:c="8"/># Обновление поля</text:span></text:p>
      <text:p text:style-name="Preformatted_20_Text"><text:span text:style-name="Source_20_Text"><text:s text:c="8"/>self.phi += alpha * L_phi + beta * rho</text:span></text:p>
      <text:p text:style-name="Preformatted_20_Text"/>
      <text:p text:style-name="Preformatted_20_Text"><text:span text:style-name="Source_20_Text"><text:s text:c="4"/>def step(self):</text:span></text:p>
      <text:p text:style-name="Preformatted_20_Text"><text:span text:style-name="Source_20_Text"><text:s text:c="8"/>"""</text:span></text:p>
      <text:p text:style-name="Preformatted_20_Text"><text:span text:style-name="Source_20_Text"><text:s text:c="8"/>Полный E_τ: один шаг эволюции мира.</text:span></text:p>
      <text:p text:style-name="Preformatted_20_Text"><text:span text:style-name="Source_20_Text"><text:s text:c="8"/>"""</text:span></text:p>
      <text:p text:style-name="Preformatted_20_Text"><text:span text:style-name="Source_20_Text"><text:s text:c="8"/>self.step_spins()</text:span></text:p>
      <text:p text:style-name="Preformatted_20_Text"><text:span text:style-name="Source_20_Text"><text:s text:c="8"/>self.step_phi()</text:span></text:p>
      <text:p text:style-name="Preformatted_20_Text"><text:span text:style-name="Source_20_Text"><text:s text:c="8"/>self.t += 1</text:span></text:p>
      <text:p text:style-name="Preformatted_20_Text"/>
      <text:p text:style-name="Preformatted_20_Text"><text:span text:style-name="Source_20_Text"><text:s text:c="4"/>def get_state(self):</text:span></text:p>
      <text:p text:style-name="Preformatted_20_Text"><text:span text:style-name="Source_20_Text"><text:s text:c="8"/>"""</text:span></text:p>
      <text:p text:style-name="Preformatted_20_Text"><text:span text:style-name="Source_20_Text"><text:s text:c="8"/>Удобный сборник данных для наблюдателя.</text:span></text:p>
      <text:p text:style-name="Preformatted_20_Text"><text:span text:style-name="Source_20_Text"><text:s text:c="8"/>"""</text:span></text:p>
      <text:p text:style-name="Preformatted_20_Text"><text:span text:style-name="Source_20_Text"><text:s text:c="8"/>return {</text:span></text:p>
      <text:p text:style-name="Preformatted_20_Text"><text:span text:style-name="Source_20_Text"><text:s text:c="12"/>'t': self.t,</text:span></text:p>
      <text:p text:style-name="Preformatted_20_Text"><text:span text:style-name="Source_20_Text"><text:s text:c="12"/>'s': self.s.copy(),</text:span></text:p>
      <text:p text:style-name="Preformatted_20_Text"><text:span text:style-name="Source_20_Text"><text:s text:c="12"/>'phi': self.phi.copy(),</text:span></text:p>
      <text:p text:style-name="Preformatted_20_Text"><text:span text:style-name="Source_20_Text"><text:s text:c="12"/>'edges': self.cfg.graph_edges,</text:span></text:p>
      <text:p text:style-name="P11"><text:span text:style-name="Source_20_Text"><text:s text:c="8"/>}</text:span></text:p>
      <text:p text:style-name="Text_20_body"><text:soft-page-break/>Вместо <text:span text:style-name="Source_20_Text">apply_spin_rules</text:span> у вас уже есть <text:span text:style-name="Source_20_Text">EvolutionEngine</text:span>; можно адаптировать его к массиву <text:span text:style-name="Source_20_Text">self.s</text:span>.</text:p>
      <text:h text:style-name="Heading_20_3" text:outline-level="3">1.2. Строим power‑law граф G детерминированно</text:h>
      <text:p text:style-name="Text_20_body">Из <text:a xlink:type="simple" xlink:href="https://app.giz.ai/files/ndc8W9YUwI8rdTHIbFEAo" text:style-name="Internet_20_link" text:visited-style-name="Visited_20_Internet_20_Link">graph_gravity_model.pdf</text:a> видно, что хорошее поведение по d_graph даёт power‑law P(edge) ~ d^{−α} с α≈2.</text:p>
      <text:p text:style-name="Text_20_body">Нужно преобразовать это в <text:span text:style-name="Strong_20_Emphasis">детерминированное</text:span> правило:</text:p>
      <text:p text:style-name="Preformatted_20_Text"><text:span text:style-name="Source_20_Text">def build_powerlaw_edges(N: int, k: float = 2.0, c: float = 1.0, d_max: int = Non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Детерминированно строим список рёбер (i,j), таких что число рёбер </text:span></text:p>
      <text:p text:style-name="Preformatted_20_Text"><text:span text:style-name="Source_20_Text"><text:s text:c="4"/>на расстоянии d примерно пропорционально c / d^k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if d_max is None:</text:span></text:p>
      <text:p text:style-name="Preformatted_20_Text"><text:span text:style-name="Source_20_Text"><text:s text:c="8"/>d_max = N // 2</text:span></text:p>
      <text:p text:style-name="Preformatted_20_Text"/>
      <text:p text:style-name="Preformatted_20_Text"><text:span text:style-name="Source_20_Text"><text:s text:c="4"/>edges = set()</text:span></text:p>
      <text:p text:style-name="Preformatted_20_Text"/>
      <text:p text:style-name="Preformatted_20_Text"><text:span text:style-name="Source_20_Text"><text:s text:c="4"/>for d in range(1, d_max+1):</text:span></text:p>
      <text:p text:style-name="Preformatted_20_Text"><text:span text:style-name="Source_20_Text"><text:s text:c="8"/># целочисленное количество "шагов" на расстоянии d</text:span></text:p>
      <text:p text:style-name="Preformatted_20_Text"><text:span text:style-name="Source_20_Text"><text:s text:c="8"/># например, num = floor(c / d**k), и равномерно распределяем по узлам</text:span></text:p>
      <text:p text:style-name="Preformatted_20_Text"><text:span text:style-name="Source_20_Text"><text:s text:c="8"/>num = int(c / (d**k))</text:span></text:p>
      <text:p text:style-name="Preformatted_20_Text"><text:span text:style-name="Source_20_Text"><text:s text:c="8"/>if num &lt;= 0:</text:span></text:p>
      <text:p text:style-name="Preformatted_20_Text"><text:span text:style-name="Source_20_Text"><text:s text:c="12"/>continue</text:span></text:p>
      <text:p text:style-name="Preformatted_20_Text"><text:span text:style-name="Source_20_Text"><text:s text:c="8"/>step = max(1, N // (num * 2)) <text:s/># распределим по решётке</text:span></text:p>
      <text:p text:style-name="Preformatted_20_Text"><text:span text:style-name="Source_20_Text"><text:s text:c="8"/>for i in range(0, N, step):</text:span></text:p>
      <text:p text:style-name="Preformatted_20_Text"><text:span text:style-name="Source_20_Text"><text:s text:c="12"/>j = (i + d) % N</text:span></text:p>
      <text:p text:style-name="Preformatted_20_Text"><text:span text:style-name="Source_20_Text"><text:s text:c="12"/>if i != j:</text:span></text:p>
      <text:p text:style-name="Preformatted_20_Text"><text:span text:style-name="Source_20_Text"><text:s text:c="16"/>e = (min(i,j), max(i,j))</text:span></text:p>
      <text:p text:style-name="Preformatted_20_Text"><text:span text:style-name="Source_20_Text"><text:s text:c="16"/>edges.add(e)</text:span></text:p>
      <text:p text:style-name="Preformatted_20_Text"/>
      <text:p text:style-name="Preformatted_20_Text"><text:span text:style-name="Source_20_Text"><text:s text:c="4"/># Обязательно добавляем локальные 1D-соседства (цепь):</text:span></text:p>
      <text:p text:style-name="Preformatted_20_Text"><text:span text:style-name="Source_20_Text"><text:s text:c="4"/>for i in range(N-1):</text:span></text:p>
      <text:p text:style-name="Preformatted_20_Text"><text:span text:style-name="Source_20_Text"><text:s text:c="8"/>edges.add((i, i+1))</text:span></text:p>
      <text:p text:style-name="Preformatted_20_Text"/>
      <text:p text:style-name="P11"><text:span text:style-name="Source_20_Text"><text:s text:c="4"/>return sorted(edges)</text:span></text:p>
      <text:list text:style-name="L20">
        <text:list-item>
          <text:p text:style-name="P41">Это детерминированно, без случайных выборов; </text:p>
        </text:list-item>
        <text:list-item>
          <text:p text:style-name="P41">степень «размазанности» задаётся <text:span text:style-name="Source_20_Text">k</text:span> и <text:span text:style-name="Source_20_Text">c</text:span>; </text:p>
        </text:list-item>
        <text:list-item>
          <text:p text:style-name="P42">можно подобрать их по спектральной размерности (как в тетради). </text:p>
        </text:list-item>
      </text:list>
      <text:h text:style-name="Heading_20_3" text:outline-level="3">1.3. Спектральный embedding графа в ℝ³</text:h>
      <text:p text:style-name="Text_20_body">Чтобы OBS видел φ и F в координатах, где действует 1/r², нужны IFACE‑координаты, построенные из лапласиана графа.</text:p>
      <text:p text:style-name="Text_20_body">Стандартная схема:</text:p>
      <text:p text:style-name="Preformatted_20_Text"><text:span text:style-name="Source_20_Text">import scipy.sparse as sp</text:span></text:p>
      <text:p text:style-name="Preformatted_20_Text"><text:span text:style-name="Source_20_Text">import scipy.sparse.linalg as spla</text:span></text:p>
      <text:p text:style-name="Preformatted_20_Text"/>
      <text:p text:style-name="Preformatted_20_Text"><text:span text:style-name="Source_20_Text">def spectral_embedding_3d(N: int, edges: List[Tuple[int,int]]) -&gt; np.ndarray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Строим 3D-спектральный embedding на основе графового лаплассиана.</text:span></text:p>
      <text:p text:style-name="Preformatted_20_Text"><text:span text:style-name="Source_20_Text"><text:s text:c="4"/>Возвращает массив coords shape (N,3)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row = []</text:span></text:p>
      <text:p text:style-name="Preformatted_20_Text"><text:soft-page-break/><text:span text:style-name="Source_20_Text"><text:s text:c="4"/>col = []</text:span></text:p>
      <text:p text:style-name="Preformatted_20_Text"><text:span text:style-name="Source_20_Text"><text:s text:c="4"/>data = []</text:span></text:p>
      <text:p text:style-name="Preformatted_20_Text"/>
      <text:p text:style-name="Preformatted_20_Text"><text:span text:style-name="Source_20_Text"><text:s text:c="4"/># Лаплассиан L = D - A</text:span></text:p>
      <text:p text:style-name="Preformatted_20_Text"><text:span text:style-name="Source_20_Text"><text:s text:c="4"/>deg = np.zeros(N, dtype=float)</text:span></text:p>
      <text:p text:style-name="Preformatted_20_Text"><text:span text:style-name="Source_20_Text"><text:s text:c="4"/>for i,j in edges:</text:span></text:p>
      <text:p text:style-name="Preformatted_20_Text"><text:span text:style-name="Source_20_Text"><text:s text:c="8"/>deg[i] += 1</text:span></text:p>
      <text:p text:style-name="Preformatted_20_Text"><text:span text:style-name="Source_20_Text"><text:s text:c="8"/>deg[j] += 1</text:span></text:p>
      <text:p text:style-name="Preformatted_20_Text"><text:span text:style-name="Source_20_Text"><text:s text:c="8"/>row.extend([i,j])</text:span></text:p>
      <text:p text:style-name="Preformatted_20_Text"><text:span text:style-name="Source_20_Text"><text:s text:c="8"/>col.extend([j,i])</text:span></text:p>
      <text:p text:style-name="Preformatted_20_Text"><text:span text:style-name="Source_20_Text"><text:s text:c="8"/>data.extend([-1.0, -1.0])</text:span></text:p>
      <text:p text:style-name="Preformatted_20_Text"/>
      <text:p text:style-name="Preformatted_20_Text"><text:span text:style-name="Source_20_Text"><text:s text:c="4"/># диагональ</text:span></text:p>
      <text:p text:style-name="Preformatted_20_Text"><text:span text:style-name="Source_20_Text"><text:s text:c="4"/>for i in range(N):</text:span></text:p>
      <text:p text:style-name="Preformatted_20_Text"><text:span text:style-name="Source_20_Text"><text:s text:c="8"/>row.append(i)</text:span></text:p>
      <text:p text:style-name="Preformatted_20_Text"><text:span text:style-name="Source_20_Text"><text:s text:c="8"/>col.append(i)</text:span></text:p>
      <text:p text:style-name="Preformatted_20_Text"><text:span text:style-name="Source_20_Text"><text:s text:c="8"/>data.append(deg[i])</text:span></text:p>
      <text:p text:style-name="Preformatted_20_Text"/>
      <text:p text:style-name="Preformatted_20_Text"><text:span text:style-name="Source_20_Text"><text:s text:c="4"/>L = sp.coo_matrix((data, (row, col)), shape=(N,N)).tocsr()</text:span></text:p>
      <text:p text:style-name="Preformatted_20_Text"/>
      <text:p text:style-name="Preformatted_20_Text"><text:span text:style-name="Source_20_Text"><text:s text:c="4"/># Ищем несколько наименьших собственных значений/векторов</text:span></text:p>
      <text:p text:style-name="Preformatted_20_Text"><text:span text:style-name="Source_20_Text"><text:s text:c="4"/># skip eigenvector с λ=0 (константа)</text:span></text:p>
      <text:p text:style-name="Preformatted_20_Text"><text:span text:style-name="Source_20_Text"><text:s text:c="4"/>vals, vecs = spla.eigsh(L, k=4, which='SM') <text:s/># 4, чтобы отбросить 0-й</text:span></text:p>
      <text:p text:style-name="Preformatted_20_Text"><text:span text:style-name="Source_20_Text"><text:s text:c="4"/># сортируем по значению</text:span></text:p>
      <text:p text:style-name="Preformatted_20_Text"><text:span text:style-name="Source_20_Text"><text:s text:c="4"/>idxs = np.argsort(vals)</text:span></text:p>
      <text:p text:style-name="Preformatted_20_Text"><text:span text:style-name="Source_20_Text"><text:s text:c="4"/>vals = vals[idxs]</text:span></text:p>
      <text:p text:style-name="Preformatted_20_Text"><text:span text:style-name="Source_20_Text"><text:s text:c="4"/>vecs = vecs[:, idxs]</text:span></text:p>
      <text:p text:style-name="Preformatted_20_Text"/>
      <text:p text:style-name="Preformatted_20_Text"><text:span text:style-name="Source_20_Text"><text:s text:c="4"/># coords = eigenvectors 1,2,3 (игнорируя первый с λ≈0)</text:span></text:p>
      <text:p text:style-name="Preformatted_20_Text"><text:span text:style-name="Source_20_Text"><text:s text:c="4"/>coords = vecs[:, 1:4]</text:span></text:p>
      <text:p text:style-name="P11"><text:span text:style-name="Source_20_Text"><text:s text:c="4"/>return coords <text:s/># shape (N,3)</text:span></text:p>
      <text:list text:style-name="L21">
        <text:list-item>
          <text:p text:style-name="P43"><text:span text:style-name="Source_20_Text">coords[i] = (x_i, y_i, z_i)</text:span> — IFACE‑позиция узла i; </text:p>
        </text:list-item>
        <text:list-item>
          <text:p text:style-name="P44">OBS будет использовать именно эти координаты для измерения расстояний, скоростей и ускорений объектов. </text:p>
        </text:list-item>
      </text:list>
      <text:h text:style-name="Heading_20_2" text:outline-level="2">1.4. Observer: теперь с графовым φ и спектральными координатами</text:h>
      <text:p text:style-name="Text_20_body">Обновим схему <text:span text:style-name="Source_20_Text">GlobalObserver</text:span>:</text:p>
      <text:p text:style-name="Preformatted_20_Text"><text:span text:style-name="Source_20_Text">@dataclass</text:span></text:p>
      <text:p text:style-name="Preformatted_20_Text"><text:span text:style-name="Source_20_Text">class ObserverConfig:</text:span></text:p>
      <text:p text:style-name="Preformatted_20_Text"><text:span text:style-name="Source_20_Text"><text:s text:c="4"/>coords_3d: np.ndarray <text:s text:c="6"/># embedding: shape (N,3)</text:span></text:p>
      <text:p text:style-name="Preformatted_20_Text"><text:span text:style-name="Source_20_Text"><text:s text:c="4"/>max_history: int = 100</text:span></text:p>
      <text:p text:style-name="Preformatted_20_Text"><text:span text:style-name="Source_20_Text"><text:s text:c="4"/>fit_interval: int = 10</text:span></text:p>
      <text:p text:style-name="Preformatted_20_Text"><text:span text:style-name="Source_20_Text"><text:s text:c="4"/>...</text:span></text:p>
      <text:p text:style-name="Preformatted_20_Text"/>
      <text:p text:style-name="Preformatted_20_Text"/>
      <text:p text:style-name="Preformatted_20_Text"><text:span text:style-name="Source_20_Text">class GlobalObserver:</text:span></text:p>
      <text:p text:style-name="Preformatted_20_Text"><text:span text:style-name="Source_20_Text"><text:s text:c="4"/>def __init__(self, cfg: ObserverConfig):</text:span></text:p>
      <text:p text:style-name="Preformatted_20_Text"><text:span text:style-name="Source_20_Text"><text:s text:c="8"/>self.cfg = cfg</text:span></text:p>
      <text:p text:style-name="Preformatted_20_Text"><text:span text:style-name="Source_20_Text"><text:s text:c="8"/>self.coords_3d = cfg.coords_3d</text:span></text:p>
      <text:p text:style-name="Preformatted_20_Text"><text:span text:style-name="Source_20_Text"><text:s text:c="8"/>self.semantic_state = SemanticState(max_history=cfg.max_history)</text:span></text:p>
      <text:p text:style-name="Preformatted_20_Text"><text:span text:style-name="Source_20_Text"><text:s text:c="8"/>self.tau = 0.0 <text:s/># собственное время</text:span></text:p>
      <text:p text:style-name="Preformatted_20_Text"><text:span text:style-name="Source_20_Text"><text:s text:c="8"/>self.last_objects = {} <text:s/># id -&gt; IFACEObject for velocity/accel</text:span></text:p>
      <text:p text:style-name="Preformatted_20_Text"/>
      <text:p text:style-name="Preformatted_20_Text"><text:span text:style-name="Source_20_Text"><text:s text:c="4"/>def observe(self, world: World, omega_catalog) -&gt; 'IFACEState':</text:span></text:p>
      <text:p text:style-name="Preformatted_20_Text"><text:span text:style-name="Source_20_Text"><text:s text:c="8"/>"""</text:span></text:p>
      <text:p text:style-name="Preformatted_20_Text"><text:span text:style-name="Source_20_Text"><text:s text:c="8"/>Формирует IFACEState: список IFACEObject и поле φ в 3D.</text:span></text:p>
      <text:p text:style-name="Preformatted_20_Text"><text:soft-page-break/><text:span text:style-name="Source_20_Text"><text:s text:c="8"/>"""</text:span></text:p>
      <text:p text:style-name="Preformatted_20_Text"><text:span text:style-name="Source_20_Text"><text:s text:c="8"/>s = world.s</text:span></text:p>
      <text:p text:style-name="Preformatted_20_Text"><text:span text:style-name="Source_20_Text"><text:s text:c="8"/>phi = world.phi</text:span></text:p>
      <text:p text:style-name="Preformatted_20_Text"><text:span text:style-name="Source_20_Text"><text:s text:c="8"/>edges = world.cfg.graph_edges</text:span></text:p>
      <text:p text:style-name="Preformatted_20_Text"/>
      <text:p text:style-name="Preformatted_20_Text"><text:span text:style-name="Source_20_Text"><text:s text:c="8"/># 1. Объекты (Ω-циклы как частицы)</text:span></text:p>
      <text:p text:style-name="Preformatted_20_Text"><text:span text:style-name="Source_20_Text"><text:s text:c="8"/>objects = []</text:span></text:p>
      <text:p text:style-name="Preformatted_20_Text"><text:span text:style-name="Source_20_Text"><text:s text:c="8"/>for omega in omega_catalog:</text:span></text:p>
      <text:p text:style-name="Preformatted_20_Text"><text:span text:style-name="Source_20_Text"><text:s text:c="12"/>i_center = int(np.mean(omega.support))</text:span></text:p>
      <text:p text:style-name="Preformatted_20_Text"><text:span text:style-name="Source_20_Text"><text:s text:c="12"/>x,y,z = self.coords_3d[i_center]</text:span></text:p>
      <text:p text:style-name="Preformatted_20_Text"><text:span text:style-name="Source_20_Text"><text:s text:c="12"/># скорость и ускорение по разности позиций; можно хранить историю last_objects</text:span></text:p>
      <text:p text:style-name="Preformatted_20_Text"><text:span text:style-name="Source_20_Text"><text:s text:c="12"/>vel = self._estimate_velocity(omega.id, (x,y,z))</text:span></text:p>
      <text:p text:style-name="Preformatted_20_Text"><text:span text:style-name="Source_20_Text"><text:s text:c="12"/>obj = IFACEObject(</text:span></text:p>
      <text:p text:style-name="Preformatted_20_Text"><text:span text:style-name="Source_20_Text"><text:s text:c="16"/>id=omega.id,</text:span></text:p>
      <text:p text:style-name="Preformatted_20_Text"><text:span text:style-name="Source_20_Text"><text:s text:c="16"/>type=omega.type_name, <text:s text:c="2"/># из кластеризации Ω</text:span></text:p>
      <text:p text:style-name="Preformatted_20_Text"><text:span text:style-name="Source_20_Text"><text:s text:c="16"/>mass=omega.mass,</text:span></text:p>
      <text:p text:style-name="Preformatted_20_Text"><text:span text:style-name="Source_20_Text"><text:s text:c="16"/>Q=omega.Q,</text:span></text:p>
      <text:p text:style-name="Preformatted_20_Text"><text:span text:style-name="Source_20_Text"><text:s text:c="16"/>pos=(x,y,z),</text:span></text:p>
      <text:p text:style-name="Preformatted_20_Text"><text:span text:style-name="Source_20_Text"><text:s text:c="16"/>vel=vel,</text:span></text:p>
      <text:p text:style-name="Preformatted_20_Text"><text:span text:style-name="Source_20_Text"><text:s text:c="12"/>)</text:span></text:p>
      <text:p text:style-name="Preformatted_20_Text"><text:span text:style-name="Source_20_Text"><text:s text:c="12"/>objects.append(obj)</text:span></text:p>
      <text:p text:style-name="Preformatted_20_Text"/>
      <text:p text:style-name="Preformatted_20_Text"><text:span text:style-name="Source_20_Text"><text:s text:c="8"/># 2. Полевой срез в 3D (для OBSFitness достаточно phi и градиента)</text:span></text:p>
      <text:p text:style-name="Preformatted_20_Text"><text:span text:style-name="Source_20_Text"><text:s text:c="8"/>field = IFACEField(</text:span></text:p>
      <text:p text:style-name="Preformatted_20_Text"><text:span text:style-name="Source_20_Text"><text:s text:c="12"/>phi=phi.copy(),</text:span></text:p>
      <text:p text:style-name="Preformatted_20_Text"><text:span text:style-name="Source_20_Text"><text:s text:c="12"/>C=None <text:s/># capacity можно строить поверх s,phi, если нужно</text:span></text:p>
      <text:p text:style-name="Preformatted_20_Text"><text:span text:style-name="Source_20_Text"><text:s text:c="8"/>)</text:span></text:p>
      <text:p text:style-name="Preformatted_20_Text"/>
      <text:p text:style-name="Preformatted_20_Text"><text:span text:style-name="Source_20_Text"><text:s text:c="8"/>iface_state = IFACEState(</text:span></text:p>
      <text:p text:style-name="Preformatted_20_Text"><text:span text:style-name="Source_20_Text"><text:s text:c="12"/>t=world.t,</text:span></text:p>
      <text:p text:style-name="Preformatted_20_Text"><text:span text:style-name="Source_20_Text"><text:s text:c="12"/>objects=objects,</text:span></text:p>
      <text:p text:style-name="Preformatted_20_Text"><text:span text:style-name="Source_20_Text"><text:s text:c="12"/>field=field,</text:span></text:p>
      <text:p text:style-name="Preformatted_20_Text"><text:span text:style-name="Source_20_Text"><text:s text:c="8"/>)</text:span></text:p>
      <text:p text:style-name="Preformatted_20_Text"/>
      <text:p text:style-name="Preformatted_20_Text"><text:span text:style-name="Source_20_Text"><text:s text:c="8"/># обновляем IFACE-историю в SemanticState</text:span></text:p>
      <text:p text:style-name="Preformatted_20_Text"><text:span text:style-name="Source_20_Text"><text:s text:c="8"/>self.semantic_state.append_iface(iface_state)</text:span></text:p>
      <text:p text:style-name="Preformatted_20_Text"/>
      <text:p text:style-name="Preformatted_20_Text"><text:span text:style-name="Source_20_Text"><text:s text:c="8"/>return iface_state</text:span></text:p>
      <text:p text:style-name="Preformatted_20_Text"/>
      <text:p text:style-name="Preformatted_20_Text"><text:span text:style-name="Source_20_Text"><text:s text:c="4"/>def update_semantics(self):</text:span></text:p>
      <text:p text:style-name="Preformatted_20_Text"><text:span text:style-name="Source_20_Text"><text:s text:c="8"/>"""</text:span></text:p>
      <text:p text:style-name="Preformatted_20_Text"><text:span text:style-name="Source_20_Text"><text:s text:c="8"/>Как и в observer_demo: обновляем оценки κ,m²,λ, </text:span></text:p>
      <text:p text:style-name="Preformatted_20_Text"><text:span text:style-name="Source_20_Text"><text:s text:c="8"/>законы сохранения и теперь еще гравитационный блок.</text:span></text:p>
      <text:p text:style-name="Preformatted_20_Text"><text:span text:style-name="Source_20_Text"><text:s text:c="8"/>"""</text:span></text:p>
      <text:p text:style-name="Preformatted_20_Text"><text:span text:style-name="Source_20_Text"><text:s text:c="8"/>self.semantic_state.update_field_equation()</text:span></text:p>
      <text:p text:style-name="Preformatted_20_Text"><text:span text:style-name="Source_20_Text"><text:s text:c="8"/>self.semantic_state.update_conservation()</text:span></text:p>
      <text:p text:style-name="Preformatted_20_Text"><text:span text:style-name="Source_20_Text"><text:s text:c="8"/>self.semantic_state.update_gravity_law(coords_3d=self.coords_3d)</text:span></text:p>
      <text:p text:style-name="P11"><text:span text:style-name="Source_20_Text"><text:s text:c="8"/>self.tau += 1.0</text:span></text:p>
      <text:p text:style-name="Text_20_body"><text:span text:style-name="Source_20_Text">SemanticState.update_gravity_law</text:span> будет как раз тем местом, где считается корреляция <text:span text:style-name="Source_20_Text">a vs −∇φ</text:span>.</text:p>
      <text:h text:style-name="Heading_20_2" text:outline-level="2">2. OBSFitness и «гравитационный блок» в новой модели</text:h>
      <text:p text:style-name="Text_20_body">У вас уже есть OBSFitness (в <text:a xlink:type="simple" xlink:href="https://app.giz.ai/files/icbf5ovYevO1wx3XndAn" text:style-name="Internet_20_link" text:visited-style-name="Visited_20_Internet_20_Link">observer_demo.pdf</text:a>):</text:p>
      <text:list text:style-name="L22">
        <text:list-item>
          <text:p text:style-name="P45">компоненты: </text:p>
          <text:list>
            <text:list-item>
              <text:p text:style-name="P45"><text:span text:style-name="Source_20_Text">fitness_field</text:span> (качество полевого уравнения), </text:p>
            </text:list-item>
            <text:list-item>
              <text:p text:style-name="P45"><text:span text:style-name="Source_20_Text">fitness_Q</text:span> (сохранение заряда), </text:p>
            </text:list-item>
            <text:list-item>
              <text:p text:style-name="P45"><text:soft-page-break/><text:span text:style-name="Source_20_Text">fitness_mass</text:span>, </text:p>
            </text:list-item>
            <text:list-item>
              <text:p text:style-name="P45"><text:span text:style-name="Source_20_Text">fitness_OT</text:span>, </text:p>
            </text:list-item>
            <text:list-item>
              <text:p text:style-name="P45"><text:span text:style-name="Source_20_Text">fitness_gravity</text:span>, </text:p>
            </text:list-item>
            <text:list-item>
              <text:p text:style-name="P46"><text:span text:style-name="Source_20_Text">fitness_prob</text:span>. </text:p>
            </text:list-item>
          </text:list>
        </text:list-item>
      </text:list>
      <text:p text:style-name="Text_20_body">Нужно уточнить, как именно считать <text:span text:style-name="Source_20_Text">fitness_gravity</text:span> в графовой модели.</text:p>
      <text:h text:style-name="Heading_20_3" text:outline-level="3">2.1. Что такое «гравитационный блок» в терминах данных</text:h>
      <text:p text:style-name="Text_20_body">В IFACE/Observer после N шагов у вас есть:</text:p>
      <text:list text:style-name="L23">
        <text:list-item>
          <text:p text:style-name="P47">история IFACEState[t]: </text:p>
          <text:list>
            <text:list-item>
              <text:p text:style-name="P47">для каждого объекта k: </text:p>
              <text:list>
                <text:list-item>
                  <text:p text:style-name="P47">позиции pos_k(t) = (x_k(t), y_k(t), z_k(t)) в спектральном embedding’е, </text:p>
                </text:list-item>
              </text:list>
            </text:list-item>
          </text:list>
        </text:list-item>
        <text:list-item>
          <text:p text:style-name="P48">история φ(t,i) по узлам графа. </text:p>
        </text:list-item>
      </text:list>
      <text:p text:style-name="Text_20_body">Для конкретного объекта (Ω‑частицы) мы можем:</text:p>
      <text:list text:style-name="L24">
        <text:list-item>
          <text:p text:style-name="P49">Оценить <text:span text:style-name="Strong_20_Emphasis">ускорение a(t)</text:span> по IFACE‑траектории:</text:p>
          <text:p text:style-name="P50"><text:span text:style-name="Source_20_Text">v_k(t) = (pos_k(t+1) - pos_k(t-1)) / (2*Δt)</text:span></text:p>
          <text:p text:style-name="P51"><text:span text:style-name="Source_20_Text">a_k(t) = (pos_k(t+1) - 2*pos_k(t) + pos_k(t-1)) / (Δt**2)</text:span></text:p>
        </text:list-item>
        <text:list-item>
          <text:p text:style-name="P49">Оценить <text:span text:style-name="Strong_20_Emphasis">градиент поля −∇φ</text:span> в точке, где объект находится:</text:p>
          <text:list>
            <text:list-item>
              <text:p text:style-name="P49">найдём ближайший узел i к позиции pos_k(t) (по евклиду в coords_3d);</text:p>
            </text:list-item>
            <text:list-item>
              <text:p text:style-name="P49">по графу G вычислим локальный градиент:</text:p>
              <text:p text:style-name="P51"><text:span text:style-name="Source_20_Text">grad_phi(i) = average_over_neighbors( (phi[j] - phi[i]) * (coords_3d[j] - coords_3d[i]) / |coords_3d[j]-coords_3d[i]|^2 )</text:span></text:p>
            </text:list-item>
            <text:list-item>
              <text:p text:style-name="P49">это приближённый вектор ∇φ(i) в IFACE‑координатах.</text:p>
            </text:list-item>
          </text:list>
        </text:list-item>
        <text:list-item>
          <text:p text:style-name="P49">Собираем выборку пар:</text:p>
          <text:p text:style-name="P51"><text:span text:style-name="Source_20_Text">{ (a_k(t), -grad_phi(i_k(t))) }</text:span></text:p>
        </text:list-item>
      </text:list>
      <text:p text:style-name="Text_20_body">по всем доступным t и всем объектам.</text:p>
      <text:h text:style-name="Heading_20_3" text:outline-level="3">2.2. Мера «гравитационного фитнеса»</text:h>
      <text:p text:style-name="Text_20_body">В идеале, хотим:</text:p>
      <text:p text:style-name="Text_20_body">a⃗≈−γ ∇ϕ,</text:p>
      <text:p text:style-name="Text_20_body">т.е. линейную регрессию:</text:p>
      <text:p text:style-name="P11"><text:span text:style-name="Source_20_Text">a ≈ γ * (-∇φ)</text:span></text:p>
      <text:p text:style-name="Text_20_body">(массу можно учесть отдельно, γ ~ 1/m.)</text:p>
      <text:p text:style-name="Text_20_body">Практически:</text:p>
      <text:list text:style-name="L25">
        <text:list-item>
          <text:p text:style-name="P52">Строим матрицу:</text:p>
          <text:p text:style-name="P53"><text:span text:style-name="Source_20_Text">X = [] <text:s/># features: -grad_phi components</text:span></text:p>
          <text:p text:style-name="P53"><text:span text:style-name="Source_20_Text">Y = [] <text:s/># targets: <text:s text:c="2"/>a components</text:span></text:p>
          <text:p text:style-name="P53"><text:soft-page-break/><text:span text:style-name="Source_20_Text">for each (a, grad_phi) in samples:</text:span></text:p>
          <text:p text:style-name="P53"><text:span text:style-name="Source_20_Text"><text:s text:c="4"/>X.append([-grad_phi_x, -grad_phi_y, -grad_phi_z]) <text:s/># или компоненты по отдельности</text:span></text:p>
          <text:p text:style-name="P54"><text:span text:style-name="Source_20_Text"><text:s text:c="4"/>Y.append([a_x, a_y, a_z])</text:span></text:p>
        </text:list-item>
        <text:list-item>
          <text:p text:style-name="P52">Для каждого компонента решаем линейную регрессию (или единую матрицу):</text:p>
          <text:p text:style-name="P53"><text:span text:style-name="Source_20_Text"># например, по каждой оси</text:span></text:p>
          <text:p text:style-name="P53"><text:span text:style-name="Source_20_Text">γx, *_ = np.linalg.lstsq(X[:,0:1], Y[:,0], rcond=None)</text:span></text:p>
          <text:p text:style-name="P53"><text:span text:style-name="Source_20_Text">γy, *_ = ...</text:span></text:p>
          <text:p text:style-name="P54"><text:span text:style-name="Source_20_Text">γz, *_ = ...</text:span></text:p>
        </text:list-item>
        <text:list-item>
          <text:p text:style-name="P52">Считаем корреляции:</text:p>
          <text:p text:style-name="P53"><text:span text:style-name="Source_20_Text">corr_x = np.corrcoef(Y[:,0], X[:,0])[0,1]</text:span></text:p>
          <text:p text:style-name="P53"><text:span text:style-name="Source_20_Text">corr_y = ...</text:span></text:p>
          <text:p text:style-name="P53"><text:span text:style-name="Source_20_Text">corr_z = ...</text:span></text:p>
          <text:p text:style-name="P54"><text:span text:style-name="Source_20_Text">corr_mean = np.mean([abs(corr_x), abs(corr_y), abs(corr_z)])</text:span></text:p>
        </text:list-item>
        <text:list-item>
          <text:p text:style-name="P52"><text:span text:style-name="Source_20_Text">SemanticState</text:span> запоминает:</text:p>
          <text:p text:style-name="P53"><text:span text:style-name="Source_20_Text">self.gravity_corr = corr_mean</text:span></text:p>
          <text:p text:style-name="P54"><text:span text:style-name="Source_20_Text">self.gamma_est = (γx, γy, γz)</text:span></text:p>
        </text:list-item>
      </text:list>
      <text:h text:style-name="Heading_20_3" text:outline-level="3">2.3. Обновлённый <text:span text:style-name="Source_20_Text">fitness_gravity</text:span></text:h>
      <text:p text:style-name="Text_20_body">В текущем OBSFitness (в демо) вы уже используете:</text:p>
      <text:p text:style-name="Preformatted_20_Text"><text:span text:style-name="Source_20_Text">if kn.gravity_corr is not None:</text:span></text:p>
      <text:p text:style-name="Preformatted_20_Text"><text:span text:style-name="Source_20_Text"><text:s text:c="4"/>F_grav = max(0.0, min(1.0, kn.gravity_corr))</text:span></text:p>
      <text:p text:style-name="Preformatted_20_Text"><text:span text:style-name="Source_20_Text">else:</text:span></text:p>
      <text:p text:style-name="P11"><text:span text:style-name="Source_20_Text"><text:s text:c="4"/>F_grav = 0.0</text:span></text:p>
      <text:p text:style-name="Text_20_body">Теперь это приобретает чёткий смысл:</text:p>
      <text:list text:style-name="L26">
        <text:list-item>
          <text:p text:style-name="P55"><text:span text:style-name="Source_20_Text">gravity_corr</text:span> — средняя корреляция между компонентами ускорения и компонентами −∇φ в графовом embedding’е; </text:p>
        </text:list-item>
        <text:list-item>
          <text:p text:style-name="P55">при идеальном законе a=−γ∇φ она → 1; </text:p>
        </text:list-item>
        <text:list-item>
          <text:p text:style-name="P56">при отсутствии связи она близка к 0. </text:p>
        </text:list-item>
      </text:list>
      <text:p text:style-name="Text_20_body">Можно сделать нормировку и штраф за мало данных:</text:p>
      <text:p text:style-name="Preformatted_20_Text"><text:span text:style-name="Source_20_Text">n_samples = len(samples)</text:span></text:p>
      <text:p text:style-name="Preformatted_20_Text"><text:span text:style-name="Source_20_Text">if n_samples &lt; N_min:</text:span></text:p>
      <text:p text:style-name="Preformatted_20_Text"><text:span text:style-name="Source_20_Text"><text:s text:c="4"/>F_grav = 0.0</text:span></text:p>
      <text:p text:style-name="Preformatted_20_Text"><text:span text:style-name="Source_20_Text">else:</text:span></text:p>
      <text:p text:style-name="P11"><text:span text:style-name="Source_20_Text"><text:s text:c="4"/>F_grav = max(0.0, min(1.0, corr_mean))</text:span></text:p>
      <text:h text:style-name="Heading_20_3" text:outline-level="3">2.4. OBSFitness в новом мире</text:h>
      <text:p text:style-name="Text_20_body">OBSFitness остаётся в той же схеме (см. <text:a xlink:type="simple" xlink:href="https://app.giz.ai/files/icbf5ovYevO1wx3XndAn" text:style-name="Internet_20_link" text:visited-style-name="Visited_20_Internet_20_Link">observer_demo.pdf</text:a>):</text:p>
      <text:p text:style-name="Preformatted_20_Text"><text:span text:style-name="Source_20_Text">TotalFitness_OBS = (w_field * F_field + w_Q * F_Q + w_mass * F_mass +</text:span></text:p>
      <text:p text:style-name="P11"><text:span text:style-name="Source_20_Text"><text:s text:c="20"/>w_OT * F_OT + w_gravity * F_grav + w_prob * F_prob) / Σw</text:span></text:p>
      <text:p text:style-name="Text_20_body">Теперь:</text:p>
      <text:list text:style-name="L27">
        <text:list-item>
          <text:p text:style-name="P57"><text:span text:style-name="Source_20_Text">F_field</text:span> отвечает за ∂t2ϕ=κ∇2ϕ−m2ϕ−λϕ3 на Ω‑внешнем уровне; </text:p>
        </text:list-item>
        <text:list-item>
          <text:p text:style-name="P57"><text:soft-page-break/><text:span text:style-name="Source_20_Text">F_gravity</text:span> — за a ≈ −γ∇φ в IFACE‑координатах (embedding графа); </text:p>
        </text:list-item>
        <text:list-item>
          <text:p text:style-name="P58">и оба они завязаны на <text:span text:style-name="Strong_20_Emphasis">графовом лаплассиане</text:span> и embedding, а не только на 1D линейной геометрии. </text:p>
        </text:list-item>
      </text:list>
      <text:h text:style-name="Heading_20_2" text:outline-level="2">3. Как это всё совместить с поиском правил</text:h>
      <text:p text:style-name="Text_20_body">После введения:</text:p>
      <text:list text:style-name="L28">
        <text:list-item>
          <text:p text:style-name="P59">графовой структуры G(α,N) детерминированным способом, </text:p>
        </text:list-item>
        <text:list-item>
          <text:p text:style-name="P59">φ‑поля, обновляемого по лапласу на G, </text:p>
        </text:list-item>
        <text:list-item>
          <text:p text:style-name="P59">спектрального embedding’а coords_3d, </text:p>
        </text:list-item>
        <text:list-item>
          <text:p text:style-name="P59">GlobalObserver, который видит мир в этих координатах, </text:p>
        </text:list-item>
        <text:list-item>
          <text:p text:style-name="P60">и OBSFitness с гравитационным блоком, </text:p>
        </text:list-item>
      </text:list>
      <text:p text:style-name="Text_20_body">вы можете:</text:p>
      <text:list text:style-name="L29">
        <text:list-item>
          <text:p text:style-name="P61">Зафиксировать G(α,N) на основании анализа <text:a xlink:type="simple" xlink:href="https://app.giz.ai/files/ndc8W9YUwI8rdTHIbFEAo" text:style-name="Internet_20_link" text:visited-style-name="Visited_20_Internet_20_Link">graph_gravity_model.pdf</text:a> (выбрав α, дающий d_s≈3).</text:p>
        </text:list-item>
        <text:list-item>
          <text:p text:style-name="P61">Оставить RULESET_core по спинам (SM‑правила) как стартовую точку, или позволить эволюции варьировать расширенный RULESET (например, coupling s→φ).</text:p>
        </text:list-item>
        <text:list-item>
          <text:p text:style-name="P61">Запустить эволюционный поиск:</text:p>
          <text:p text:style-name="P62"><text:span text:style-name="Source_20_Text">TotalFitness = α * SMFitness + β * OBSFitness</text:span></text:p>
          <text:p text:style-name="P61">с:</text:p>
          <text:list>
            <text:list-item>
              <text:p text:style-name="P63">SMFitness — за Ω‑структуру, сохранения и стабильность; </text:p>
            </text:list-item>
            <text:list-item>
              <text:p text:style-name="P63">OBSFitness — за способность OBS вывести: </text:p>
              <text:list>
                <text:list-item>
                  <text:p text:style-name="P63">корректное полевое уравнение по φ, </text:p>
                </text:list-item>
                <text:list-item>
                  <text:p text:style-name="P63">законы сохранения, </text:p>
                </text:list-item>
                <text:list-item>
                  <text:p text:style-name="P61">гравитационный закон a ≈ −γ∇φ. </text:p>
                </text:list-item>
              </text:list>
            </text:list-item>
          </text:list>
        </text:list-item>
      </text:list>
      <text:p text:style-name="Text_20_body">Так вы сможете искать <text:span text:style-name="Strong_20_Emphasis">миры</text:span>, в которых:</text:p>
      <text:list text:style-name="L30">
        <text:list-item>
          <text:p text:style-name="P64">на фундаментальном уровне — 1D‑RSL + power‑law граф; </text:p>
        </text:list-item>
        <text:list-item>
          <text:p text:style-name="P65">на уровне наблюдателя — эффективная 3D‑геометрия с 1/r²‑гравитацией. </text:p>
        </text:list-item>
      </text:list>
      <text:p text:style-name="Text_20_body">Если нужно, дальше можно:</text:p>
      <text:list text:style-name="L31">
        <text:list-item>
          <text:p text:style-name="P66">пройтись по одному эксперименту «падения частицы» в этом мире — от инициализации Ω‑цикла до оценки F_grav; </text:p>
        </text:list-item>
        <text:list-item>
          <text:p text:style-name="P67">или детализировать ILP‑часть для φ‑дискретной динамики на графе (чтобы минимизировать ручной подбор α,β)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00:21:10.380541323</meta:creation-date>
    <dc:date>2025-12-17T00:27:18.717581727</dc:date>
    <meta:editing-duration>PT6M10S</meta:editing-duration>
    <meta:editing-cycles>1</meta:editing-cycles>
    <meta:generator>LibreOffice/25.8.3.2$Linux_X86_64 LibreOffice_project/580$Build-2</meta:generator>
    <meta:print-date>2025-12-17T00:27:27.882793827</meta:print-date>
    <meta:printed-by>PDF files</meta:printed-by>
    <meta:document-statistic meta:table-count="0" meta:image-count="0" meta:object-count="0" meta:page-count="13" meta:paragraph-count="478" meta:word-count="2936" meta:character-count="21164" meta:non-whitespace-character-count="17117"/>
  </office:meta>
</office:document-meta>
</file>